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1218" officeooo:paragraph-rsid="000a1218"/>
    </style:style>
    <style:style style:name="P2" style:family="paragraph" style:parent-style-name="Text_20_body">
      <style:text-properties officeooo:rsid="000a1218" officeooo:paragraph-rsid="000a1218"/>
    </style:style>
    <style:style style:name="P3" style:family="paragraph" style:parent-style-name="Text_20_body" style:list-style-name="L2">
      <style:text-properties officeooo:paragraph-rsid="000a1218"/>
    </style:style>
    <style:style style:name="T1" style:family="text">
      <style:text-properties officeooo:rsid="000a1218"/>
    </style:style>
    <style:style style:name="T2" style:family="text">
      <style:text-properties style:font-name="Liberation Mono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es: Felipe Bona, João Martinho</text:p>
      <text:p text:style-name="P1"/>
      <text:p text:style-name="P1">1. Montagem e preparação da base</text:p>
      <text:p text:style-name="P1"/>
      <text:p text:style-name="P1">A base de dados é um clipe de 22 segundos de uma rua movimentada na Coreia do Sul colhida em um banco de vídeos sem direitos autorais. O vídeo, depois de baixado, foi convertido para o formato .mp4, e o modelo utilizado foi o YOLOv8 pré-treinado, para incluir suporte a pedestres e bicicletas. O ambiente Python foi configurado com as bibliotecas <text:span text:style-name="T2">ultralytics</text:span>, <text:span text:style-name="T2">opencv-python</text:span>, <text:span text:style-name="T2">numpy</text:span> e <text:span text:style-name="T2">pandas</text:span>. Além de pedestes e bicicletas, o modelo inclui carros, caminhões, ônibus e vans.</text:p>
      <text:p text:style-name="P1"/>
      <text:p text:style-name="P1">2. Modelo e arquitetura</text:p>
      <text:p text:style-name="P1"/>
      <text:p text:style-name="P1">Foi escolhido o modelo nano (YOLOv8n), pela sua eficiência e precisão em tarefas de detecção em tempo real. Utilizamos pesos pré-treinados do <text:span text:style-name="T2">yolov8n.pt</text:span>. Configuramos as classes “car”, “truck”, “bus” e “van”, e utilizamos a generalização do modelo COCO para a detecção de pedestres e bicicletas.</text:p>
      <text:p text:style-name="P1"/>
      <text:p text:style-name="P1">3. Treinamento</text:p>
      <text:p text:style-name="P1"/>
      <text:p text:style-name="P1">Não fizemos treinamento adicional, preferindo confiar na robustez do modelo COCO. No entanto, se fosse necessário, o treinamento seria feito com:<text:line-break/></text:p>
      <text:list text:style-name="L2">
        <text:list-item>
          <text:p text:style-name="P3"><text:span text:style-name="T1">Divisão do dataset em treino/validação/teste (80/10/10);</text:span></text:p>
        </text:list-item>
        <text:list-item>
          <text:p text:style-name="P3">Ajuste fino dos pesos com os vídeos do UA-DETRAC;</text:p>
        </text:list-item>
        <text:list-item>
          <text:p text:style-name="P3">Hiperparâmetros: Learning rate = 0.001, batch size = 16, épocas = 50. </text:p>
        </text:list-item>
      </text:list>
      <text:p text:style-name="P2"><text:line-break/>4. 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12:22:40.746876507</meta:creation-date>
    <dc:date>2025-05-06T12:38:14.407525254</dc:date>
    <meta:editing-duration>PT15M34S</meta:editing-duration>
    <meta:editing-cycles>1</meta:editing-cycles>
    <meta:document-statistic meta:table-count="0" meta:image-count="0" meta:object-count="0" meta:page-count="1" meta:paragraph-count="11" meta:word-count="193" meta:character-count="1196" meta:non-whitespace-character-count="1013"/>
    <meta:generator>LibreOffice/7.4.7.2$Linux_X86_64 LibreOffice_project/40$Build-2</meta:generator>
  </office:meta>
</office:document-meta>
</file>